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5.147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5902in"/>
    </style:style>
    <style:style style:name="co6" style:family="table-column">
      <style:table-column-properties fo:break-before="auto" style:column-width="1.6134in"/>
    </style:style>
    <style:style style:name="co7" style:family="table-column">
      <style:table-column-properties fo:break-before="auto" style:column-width="5.0098in"/>
    </style:style>
    <style:style style:name="co8" style:family="table-column">
      <style:table-column-properties fo:break-before="auto" style:column-width="2.3937in"/>
    </style:style>
    <style:style style:name="co9" style:family="table-column">
      <style:table-column-properties fo:break-before="auto" style:column-width="3.428in"/>
    </style:style>
    <style:style style:name="co10" style:family="table-column">
      <style:table-column-properties fo:break-before="auto" style:column-width="1.9193in"/>
    </style:style>
    <style:style style:name="co11" style:family="table-column">
      <style:table-column-properties fo:break-before="auto" style:column-width="4.7252in"/>
    </style:style>
    <style:style style:name="co12" style:family="table-column">
      <style:table-column-properties fo:break-before="auto" style:column-width="1.7929in"/>
    </style:style>
    <style:style style:name="co13" style:family="table-column">
      <style:table-column-properties fo:break-before="auto" style:column-width="5.02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value-type" style:repeat-content="false" fo:border="0.0008in solid #000000" fo:padding-bottom="0.0193in" fo:padding-left="0.0138in" fo:padding-right="0.0138in" fo:padding-top="0.0193in" style:vertical-align="middle"/>
      <style:paragraph-properties fo:margin-left="0in"/>
    </style:style>
    <style:style style:name="ce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</style:style>
  </office:automatic-styles>
  <office:body>
    <office:spreadsheet>
      <table:table table:name="Alat2DF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ALAT-ALAT MESIN DRAW FRAME DAN PUNGSINYA</text:p>
          </table:table-cell>
          <table:covered-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" office:value-type="string">
            <text:p>NO</text:p>
          </table:table-cell>
          <table:table-cell table:style-name="ce2" office:value-type="string">
            <text:p>ALAT MESIN</text:p>
          </table:table-cell>
          <table:table-cell table:style-name="ce2" office:value-type="string">
            <text:p>PUNGSINYA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4" office:value-type="string">
            <text:p>Pegas</text:p>
          </table:table-cell>
          <table:table-cell table:style-name="ce5" office:value-type="string">
            <text:p>Alat untuk menekan dan mendorong sliver di dalam can pada saat prosess.</text:p>
          </table:table-cell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4" office:value-type="string">
            <text:p>Creel</text:p>
          </table:table-cell>
          <table:table-cell table:style-name="ce5" office:value-type="string">
            <text:p>Alat penghantar sliver.</text:p>
          </table:table-cell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4" office:value-type="string">
            <text:p>Photo master</text:p>
          </table:table-cell>
          <table:table-cell table:style-name="ce5" office:value-type="string">
            <text:p>Alat untuk mengotrol apabila terjadi putus sliver di belakang.</text:p>
          </table:table-cell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4" office:value-type="string">
            <text:p>Sliver Guide</text:p>
          </table:table-cell>
          <table:table-cell table:style-name="ce5" office:value-type="string">
            <text:p>Alat untuk menghantar dan meluruskan sliver.</text:p>
          </table:table-cell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4" office:value-type="string">
            <text:p>Roll Penyuap</text:p>
          </table:table-cell>
          <table:table-cell table:style-name="ce5" office:value-type="string">
            <text:p>Alat untuk menarik dan menghantarkan sliver pengendrafan</text:p>
          </table:table-cell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4" office:value-type="string">
            <text:p>Plat Penghantar</text:p>
          </table:table-cell>
          <table:table-cell table:style-name="ce5" office:value-type="string">
            <text:p>Alat untuk menghantarkan sliver sebelum prosess pengendrafan</text:p>
          </table:table-cell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4" office:value-type="string">
            <text:p>Bottom Cleaner</text:p>
          </table:table-cell>
          <table:table-cell table:style-name="ce5" office:value-type="string">
            <text:p>Alat untuk membersihkan daerah pengendrafan bagian bawah.</text:p>
          </table:table-cell>
        </table:table-row>
        <table:table-row table:style-name="ro2">
          <table:table-cell table:style-name="ce3" office:value-type="string">
            <text:p>10&amp;12</text:p>
          </table:table-cell>
          <table:table-cell table:style-name="ce4" office:value-type="string">
            <text:p>Bottom Roll dan Top Roll</text:p>
          </table:table-cell>
          <table:table-cell table:style-name="ce5" office:value-type="string">
            <text:p>Alat untuk pengendrafan.</text:p>
          </table:table-cell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4" office:value-type="string">
            <text:p>Top Cleaner</text:p>
          </table:table-cell>
          <table:table-cell table:style-name="ce5" office:value-type="string">
            <text:p>Alat untuk membersihkan daerah pengendrafan bagian atas.</text:p>
          </table:table-cell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4" office:value-type="string">
            <text:p>Condensor</text:p>
          </table:table-cell>
          <table:table-cell table:style-name="ce5" office:value-type="string">
            <text:p>Alat untuk penyuapan web sebelum ke sliver gather</text:p>
          </table:table-cell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4" office:value-type="string">
            <text:p>Sliver Gather</text:p>
          </table:table-cell>
          <table:table-cell table:style-name="ce5" office:value-type="string">
            <text:p>Alat untuk meluruskan sliver ke terompet</text:p>
          </table:table-cell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4" office:value-type="string">
            <text:p>Terompet</text:p>
          </table:table-cell>
          <table:table-cell table:style-name="ce5" office:value-type="string">
            <text:p>Alat untuk menyuapkan sliver ke calender coiler</text:p>
          </table:table-cell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4" office:value-type="string">
            <text:p>Calender coiler</text:p>
          </table:table-cell>
          <table:table-cell table:style-name="ce5" office:value-type="string">
            <text:p>Alat untuk menarik dan menghantarkan sliver coiler</text:p>
          </table:table-cell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4" office:value-type="string">
            <text:p>Coiler</text:p>
          </table:table-cell>
          <table:table-cell table:style-name="ce5" office:value-type="string">
            <text:p>Alat untuk menghantar dan menyusun sliver di dalam can.</text:p>
          </table:table-cell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4" office:value-type="string">
            <text:p>Turn Table</text:p>
          </table:table-cell>
          <table:table-cell table:style-name="ce5" office:value-type="string">
            <text:p>Alat untuk memutarkan can di waktu prosess.</text:p>
          </table:table-cell>
        </table:table-row>
        <table:table-row table:style-name="ro1" table:number-rows-repeated="246"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/>
        </table:table-row>
      </table:table>
      <table:table table:name="Alat2MC SF" table:style-name="ta1" table:print="false">
        <table:table-column table:style-name="co5" table:default-cell-style-name="ce3"/>
        <table:table-column table:style-name="co6" table:default-cell-style-name="ce4"/>
        <table:table-column table:style-name="co7" table:default-cell-style-name="ce5"/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1" office:value-type="string" table:number-columns-spanned="3" table:number-rows-spanned="1">
            <text:p>ALAT-ALAT MESIN SPEED FRAME DAN PUNGSINYA</text:p>
          </table:table-cell>
          <table:covered-table-cell table:number-columns-repeated="2" table:style-name="Default"/>
        </table:table-row>
        <table:table-row table:style-name="ro1">
          <table:table-cell table:style-name="Default" table:number-columns-repeated="3"/>
        </table:table-row>
        <table:table-row table:style-name="ro2">
          <table:table-cell table:style-name="ce2" office:value-type="string">
            <text:p>NO</text:p>
          </table:table-cell>
          <table:table-cell table:style-name="ce2" office:value-type="string">
            <text:p>ALAT MESIN</text:p>
          </table:table-cell>
          <table:table-cell table:style-name="ce2" office:value-type="string">
            <text:p>PUNGSINYA</text:p>
          </table:table-cell>
        </table:table-row>
        <table:table-row table:style-name="ro2">
          <table:table-cell table:style-name="ce2"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egas</text:p>
          </table:table-cell>
          <table:table-cell office:value-type="string">
            <text:p>Alat untuk menekan dan mendorong sliver di dalam can pada saat prosess.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enghantar</text:p>
          </table:table-cell>
          <table:table-cell office:value-type="string">
            <text:p>Alat penghantar sliver.</text:p>
          </table:table-cell>
        </table:table-row>
        <table:table-row table:style-name="ro2">
          <table:table-cell office:value-type="string">
            <text:p>5&amp;15</text:p>
          </table:table-cell>
          <table:table-cell office:value-type="string">
            <text:p>Photo master</text:p>
          </table:table-cell>
          <table:table-cell office:value-type="string">
            <text:p>Alat untuk mengotrol apabila terjadi putus sliver di belakang dan depan.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oll Penyuap</text:p>
          </table:table-cell>
          <table:table-cell office:value-type="string">
            <text:p>Alat untuk menarik dan menghantarkan sliver pengendrafa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Terompet</text:p>
          </table:table-cell>
          <table:table-cell office:value-type="string">
            <text:p>Alat untuk menyuapkan sliver ke calender coiler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reel</text:p>
          </table:table-cell>
          <table:table-cell office:value-type="string">
            <text:p>Alat penghantar sliver.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Bottom Cleaner</text:p>
          </table:table-cell>
          <table:table-cell office:value-type="string">
            <text:p>Alat untuk membersihkan daerah pengendrafan bagian bawah.</text:p>
          </table:table-cell>
        </table:table-row>
        <table:table-row table:style-name="ro2">
          <table:table-cell office:value-type="string">
            <text:p>10&amp;13</text:p>
          </table:table-cell>
          <table:table-cell office:value-type="string">
            <text:p>Bottom Roll dan Top Roll</text:p>
          </table:table-cell>
          <table:table-cell office:value-type="string">
            <text:p>Alat untuk pengendrafan.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op Cleaner</text:p>
          </table:table-cell>
          <table:table-cell office:value-type="string">
            <text:p>Alat untuk membersihkan daerah pengendrafan bagian atas.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ondensor</text:p>
          </table:table-cell>
          <table:table-cell office:value-type="string">
            <text:p>Alat untuk penyuapan web sebelum ke sliver gather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olektor</text:p>
          </table:table-cell>
          <table:table-cell office:value-type="string">
            <text:p>Alat untuk menghantar dan meluruskan sliver pada waktu pengedrafan.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up Plyer</text:p>
          </table:table-cell>
          <table:table-cell office:value-type="string">
            <text:p>Alat untuk penyuapan roving.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Roda Gigi Pyer</text:p>
          </table:table-cell>
          <table:table-cell office:value-type="string">
            <text:p>Alat untuk memutarkan plyer.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Plyer</text:p>
          </table:table-cell>
          <table:table-cell office:value-type="string">
            <text:p>Alat untuk membuat antihan.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ressure Plyer Finger</text:p>
          </table:table-cell>
          <table:table-cell office:value-type="string">
            <text:p>Alat untuk menghantar dan mengatur gulungan roving pada bobbin.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oda Gigi Bobbin</text:p>
          </table:table-cell>
          <table:table-cell office:value-type="string">
            <text:p>Alat untuk memutarkan bobbin.</text:p>
          </table:table-cell>
        </table:table-row>
      </table:table>
      <table:table table:name="HI-LAP" table:style-name="ta1" table:print="false">
        <table:table-column table:style-name="co5" table:default-cell-style-name="ce2"/>
        <table:table-column table:style-name="co8" table:default-cell-style-name="ce6"/>
        <table:table-column table:style-name="co9" table:default-cell-style-name="ce5"/>
        <table:table-row table:style-name="ro1">
          <table:table-cell table:style-name="ce1" office:value-type="string" table:number-columns-spanned="3" table:number-rows-spanned="1">
            <text:p>ALAT-ALAT UNILAP E.32 DAN PUNGSINYA</text:p>
          </table:table-cell>
          <table:covered-table-cell table:number-columns-repeated="2" table:style-name="Default"/>
        </table:table-row>
        <table:table-row table:style-name="ro1">
          <table:table-cell table:style-name="Default" table:number-columns-repeated="3"/>
        </table:table-row>
        <table:table-row table:style-name="ro2">
          <table:table-cell office:value-type="string">
            <text:p>NO</text:p>
          </table:table-cell>
          <table:table-cell table:style-name="ce2" office:value-type="string">
            <text:p>ALAT MESIN</text:p>
          </table:table-cell>
          <table:table-cell table:style-name="ce2" office:value-type="string">
            <text:p>PUNGSINY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ERTURE FOR EMPTY TUBES</text:p>
          </table:table-cell>
          <table:table-cell office:value-type="string">
            <text:p><text:s/>SPULL CADANGA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LAP HEAD</text:p>
          </table:table-cell>
          <table:table-cell office:value-type="string">
            <text:p>INDIKATOR PROS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AP ROLL/ LAP ROLLER FLANGES</text:p>
          </table:table-cell>
          <table:table-cell office:value-type="string">
            <text:p>UNTUK MEMASANG SPULL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ALENDER ROLLS</text:p>
          </table:table-cell>
          <table:table-cell office:value-type="string">
            <text:p>UNTUK MENYUAPKAN LAP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SUCTION SYSTEM: CENTRE OR THEROUGH FIBRE SEPARATOR</text:p>
          </table:table-cell>
          <table:table-cell office:value-type="string">
            <text:p>UNTUK MENGHISAP FLY-FLY PROSES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RAFTING SYSTEM GEARS</text:p>
          </table:table-cell>
          <table:table-cell office:value-type="string">
            <text:p>UNTUK PENGENDRAFAN SLIVER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SLIVER FEED</text:p>
          </table:table-cell>
          <table:table-cell office:value-type="string">
            <text:p>TEMPAT PENYUAPAN SLIVER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ELECTRICS AND PNUEMATICS CABINET</text:p>
          </table:table-cell>
          <table:table-cell office:value-type="string">
            <text:p>BOX ELECTRIC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LAP HEAD GEAR</text:p>
          </table:table-cell>
          <table:table-cell office:value-type="string">
            <text:p>GEAR UNTUK PENGGULUNGAN LAP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MAIN MOTOR</text:p>
          </table:table-cell>
          <table:table-cell office:value-type="string">
            <text:p>MOTOR PENGGERAK 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ABLE CALENDER</text:p>
          </table:table-cell>
          <table:table-cell office:value-type="string">
            <text:p>PENGHANTAR LAP.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RAFT SYSTEM 1.</text:p>
          </table:table-cell>
          <table:table-cell office:value-type="string">
            <text:p>BAGIAN DARI SYSTEM PENGENDRAFA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RAFT SYSTEM 2.</text:p>
          </table:table-cell>
          <table:table-cell office:value-type="string">
            <text:p>BAGIAN DARI SYSTEM PENGENDRAFAN</text:p>
          </table:table-cell>
        </table:table-row>
      </table:table>
      <table:table table:name="ALAT2 MESIN CARDING" table:style-name="ta1" table:print="false">
        <table:table-column table:style-name="co1" table:default-cell-style-name="ce3"/>
        <table:table-column table:style-name="co10" table:default-cell-style-name="ce4"/>
        <table:table-column table:style-name="co11" table:default-cell-style-name="ce5"/>
        <table:table-row table:style-name="ro1">
          <table:table-cell table:style-name="ce1" office:value-type="string" table:number-columns-spanned="3" table:number-rows-spanned="1">
            <text:p>ALAT-ALAT MESIN DRAW FRAME DAN PUNGSINYA</text:p>
          </table:table-cell>
          <table:covered-table-cell table:number-columns-repeated="2" table:style-name="Default"/>
        </table:table-row>
        <table:table-row table:style-name="ro1">
          <table:table-cell table:style-name="Default" table:number-columns-repeated="3"/>
        </table:table-row>
        <table:table-row table:style-name="ro2">
          <table:table-cell table:style-name="ce2" office:value-type="string">
            <text:p>NO</text:p>
          </table:table-cell>
          <table:table-cell table:style-name="ce2" office:value-type="string">
            <text:p>ALAT MESIN</text:p>
          </table:table-cell>
          <table:table-cell table:style-name="ce2" office:value-type="string">
            <text:p>PUNGSINYA</text:p>
          </table:table-cell>
        </table:table-row>
        <table:table-row table:style-name="ro2">
          <table:table-cell table:style-name="ce2" table:number-columns-repeated="3"/>
        </table:table-row>
        <table:table-row table:style-name="ro2" table:number-rows-repeated="1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Alat2McCombing" table:style-name="ta1" table:print="false">
        <table:table-column table:style-name="co4" table:default-cell-style-name="ce3"/>
        <table:table-column table:style-name="co12" table:default-cell-style-name="ce4"/>
        <table:table-column table:style-name="co13" table:default-cell-style-name="ce5"/>
        <table:table-row table:style-name="ro1">
          <table:table-cell table:style-name="ce1" office:value-type="string" table:number-columns-spanned="3" table:number-rows-spanned="1">
            <text:p>ALAT-ALAT MESIN COMBING DAN PUNGSINYA</text:p>
          </table:table-cell>
          <table:covered-table-cell table:number-columns-repeated="2" table:style-name="Default"/>
        </table:table-row>
        <table:table-row table:style-name="ro1">
          <table:table-cell table:style-name="Default" table:number-columns-repeated="3"/>
        </table:table-row>
        <table:table-row table:style-name="ro2">
          <table:table-cell table:style-name="ce2" office:value-type="string">
            <text:p>NO</text:p>
          </table:table-cell>
          <table:table-cell table:style-name="ce2" office:value-type="string">
            <text:p>ALAT MESIN</text:p>
          </table:table-cell>
          <table:table-cell table:style-name="ce2" office:value-type="string">
            <text:p>PUNGSINY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empat Noil</text:p>
          </table:table-cell>
          <table:table-cell office:value-type="string">
            <text:p>Alat untuk Menampung waste Noil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enghisap</text:p>
          </table:table-cell>
          <table:table-cell office:value-type="string">
            <text:p>Alat untuk menghisap kotorean-kotoran dan serat-serat pendek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ikat Pembersih</text:p>
          </table:table-cell>
          <table:table-cell office:value-type="string">
            <text:p>Alat untuk membersihkan sisir utama.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up Fibre</text:p>
          </table:table-cell>
          <table:table-cell office:value-type="string">
            <text:p>Alat untuk penutup daerah pengendrafan. 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isir Utama</text:p>
          </table:table-cell>
          <table:table-cell office:value-type="string">
            <text:p>Alat untuk memisahkan serat pendek denganserat panjang.</text:p>
          </table:table-cell>
        </table:table-row>
        <table:table-row table:style-name="ro2">
          <table:table-cell office:value-type="string">
            <text:p>7,17,23&amp;25</text:p>
          </table:table-cell>
          <table:table-cell office:value-type="string">
            <text:p>Bottom Roll dan Top Roll</text:p>
          </table:table-cell>
          <table:table-cell office:value-type="string">
            <text:p>Alat untuk proses pengendrafan.</text:p>
          </table:table-cell>
        </table:table-row>
        <table:table-row table:style-name="ro2">
          <table:table-cell office:value-type="string">
            <text:p>8&amp;24</text:p>
          </table:table-cell>
          <table:table-cell office:value-type="string">
            <text:p>Bottom Cleaner</text:p>
          </table:table-cell>
          <table:table-cell office:value-type="string">
            <text:p>Alat untuk membersihkan daerah pengendrafan bagian bawah.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Lap Roll</text:p>
          </table:table-cell>
          <table:table-cell office:value-type="string">
            <text:p>Alat untuk memutarkan Lap.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Otomatis Lap</text:p>
          </table:table-cell>
          <table:table-cell office:value-type="string">
            <text:p>Alat untuk mengetahui apabila ada Lap yang habis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Lap Guide</text:p>
          </table:table-cell>
          <table:table-cell office:value-type="string">
            <text:p>Alat untuk meluruskan Lap.</text:p>
          </table:table-cell>
        </table:table-row>
        <table:table-row table:style-name="ro2">
          <table:table-cell office:value-type="string">
            <text:p>14&amp;29</text:p>
          </table:table-cell>
          <table:table-cell office:value-type="string">
            <text:p>Roll <text:s/>Guide</text:p>
          </table:table-cell>
          <table:table-cell office:value-type="string">
            <text:p>Alat untuk menghantar Lap dan sliver.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Top Com Pizo</text:p>
          </table:table-cell>
          <table:table-cell office:value-type="string">
            <text:p>Alat untuk Menyisir dan mensejajarkan serat.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Nipper</text:p>
          </table:table-cell>
          <table:table-cell office:value-type="string">
            <text:p>Alat untuk Pressure Feed Roll.</text:p>
          </table:table-cell>
        </table:table-row>
        <table:table-row table:style-name="ro2">
          <table:table-cell office:value-type="string">
            <text:p>18&amp;26</text:p>
          </table:table-cell>
          <table:table-cell office:value-type="string">
            <text:p>Top Cleaner</text:p>
          </table:table-cell>
          <table:table-cell office:value-type="string">
            <text:p>Alat untuk membersihkan daerah pengendrafan bagian atas.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enghantar web</text:p>
          </table:table-cell>
          <table:table-cell office:value-type="string">
            <text:p>Alat untuk menghantar web</text:p>
          </table:table-cell>
        </table:table-row>
        <table:table-row table:style-name="ro2">
          <table:table-cell office:value-type="string">
            <text:p>20&amp;27</text:p>
          </table:table-cell>
          <table:table-cell office:value-type="string">
            <text:p>Terompet</text:p>
          </table:table-cell>
          <table:table-cell office:value-type="string">
            <text:p>Alat untuk menyuapkan web.dan sliver</text:p>
          </table:table-cell>
        </table:table-row>
        <table:table-row table:style-name="ro2">
          <table:table-cell office:value-type="string">
            <text:p>21,28,30&amp;31</text:p>
          </table:table-cell>
          <table:table-cell table:style-name="ce9" office:value-type="string">
            <text:p>Calender Roll</text:p>
          </table:table-cell>
          <table:table-cell table:style-name="ce9" office:value-type="string">
            <text:p>Alat untuk menarik dan menghantarkan sliver.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style-name="ce9" office:value-type="string">
            <text:p>Sliver Guide</text:p>
          </table:table-cell>
          <table:table-cell table:style-name="ce9" office:value-type="string">
            <text:p>Alat untuk mengatur dan meluruskan sliver.</text:p>
          </table:table-cell>
        </table:table-row>
        <table:table-row table:style-name="ro1">
          <table:table-cell table:style-name="ce7" office:value-type="float" office:value="32">
            <text:p>32</text:p>
          </table:table-cell>
          <table:table-cell table:style-name="ce9" office:value-type="string">
            <text:p>Coiler</text:p>
          </table:table-cell>
          <table:table-cell table:style-name="ce9" office:value-type="string">
            <text:p>Alat untuk Penyuapan dan menyusun sliver di dalam can.</text:p>
          </table:table-cell>
        </table:table-row>
        <table:table-row table:style-name="ro2">
          <table:table-cell table:style-name="ce7" office:value-type="float" office:value="33">
            <text:p>33</text:p>
          </table:table-cell>
          <table:table-cell office:value-type="string">
            <text:p>Pegas</text:p>
          </table:table-cell>
          <table:table-cell office:value-type="string">
            <text:p>Alat untuk menekan dan mendorong sliver di dalam can pada saat prosess.</text:p>
          </table:table-cell>
        </table:table-row>
        <table:table-row table:style-name="ro2">
          <table:table-cell table:style-name="ce7" office:value-type="float" office:value="35">
            <text:p>35</text:p>
          </table:table-cell>
          <table:table-cell office:value-type="string">
            <text:p>Turn Table</text:p>
          </table:table-cell>
          <table:table-cell office:value-type="string">
            <text:p>Alat untuk memutarkan can di waktu prosess.</text:p>
          </table:table-cell>
        </table:table-row>
        <table:table-row table:style-name="ro2">
          <table:table-cell table:style-name="ce8" office:value-type="float" office:value="36">
            <text:p>36</text:p>
          </table:table-cell>
          <table:table-cell table:style-name="ce10" office:value-type="string">
            <text:p>Feed roll</text:p>
          </table:table-cell>
          <table:table-cell table:style-name="ce10" office:value-type="string">
            <text:p>Alat untuk menyuapkan lap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in" fo:margin-left="0.25in" fo:margin-right="0.25in" style:scale-to="100%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2">04/12/2010</text:date>, <text:time>10:1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5T12:17:00</meta:creation-date>
    <dc:date>2010-04-12T10:12:40</dc:date>
    <meta:editing-duration>PT04H22M24S</meta:editing-duration>
    <meta:editing-cycles>35</meta:editing-cycles>
    <meta:generator>OpenOffice.org/3.0$Linux OpenOffice.org_project/300m9$Build-9358</meta:generator>
    <meta:document-statistic meta:table-count="5" meta:cell-count="229" meta:object-count="0"/>
    <meta:user-defined meta:name="Info 1"/>
    <meta:user-defined meta:name="Info 2"/>
    <meta:user-defined meta:name="Info 3"/>
    <meta:user-defined meta:name="Info 4"/>
  </office:meta>
</office:document-meta>
</file>